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40827" officeooo:paragraph-rsid="00140827"/>
    </style:style>
    <style:style style:name="P2" style:family="paragraph" style:parent-style-name="Text_20_body">
      <style:text-properties officeooo:rsid="001566ed" officeooo:paragraph-rsid="001566ed"/>
    </style:style>
    <style:style style:name="P3" style:family="paragraph" style:parent-style-name="Text_20_body">
      <style:text-properties officeooo:rsid="0017f3b4" officeooo:paragraph-rsid="0017f3b4"/>
    </style:style>
    <style:style style:name="P4" style:family="paragraph" style:parent-style-name="Title">
      <style:text-properties officeooo:rsid="00140827" officeooo:paragraph-rsid="00140827"/>
    </style:style>
    <style:style style:name="P5" style:family="paragraph" style:parent-style-name="Heading_20_1">
      <style:text-properties officeooo:rsid="00140827" officeooo:paragraph-rsid="00140827"/>
    </style:style>
    <style:style style:name="P6" style:family="paragraph" style:parent-style-name="Heading_20_1">
      <style:text-properties officeooo:rsid="001566ed" officeooo:paragraph-rsid="001566ed"/>
    </style:style>
    <style:style style:name="P7" style:family="paragraph" style:parent-style-name="Heading_20_1">
      <style:text-properties officeooo:rsid="0017f3b4" officeooo:paragraph-rsid="0017f3b4"/>
    </style:style>
    <style:style style:name="P8" style:family="paragraph" style:parent-style-name="Heading_20_1">
      <style:text-properties officeooo:rsid="001fbe50" officeooo:paragraph-rsid="001fbe50"/>
    </style:style>
    <style:style style:name="P9" style:family="paragraph" style:parent-style-name="Heading_20_2">
      <style:text-properties officeooo:rsid="00186f2b" officeooo:paragraph-rsid="00186f2b"/>
    </style:style>
    <style:style style:name="P10" style:family="paragraph" style:parent-style-name="Text_20_body">
      <style:text-properties officeooo:rsid="00186f2b" officeooo:paragraph-rsid="00186f2b"/>
    </style:style>
    <style:style style:name="P11" style:family="paragraph" style:parent-style-name="Text_20_body" style:list-style-name="L1">
      <style:text-properties officeooo:rsid="00210ad3" officeooo:paragraph-rsid="00210ad3"/>
    </style:style>
    <style:style style:name="T1" style:family="text">
      <style:text-properties officeooo:rsid="00156736"/>
    </style:style>
    <style:style style:name="T2" style:family="text">
      <style:text-properties officeooo:rsid="0017f3b4"/>
    </style:style>
    <style:style style:name="T3" style:family="text">
      <style:text-properties officeooo:rsid="00199e7a"/>
    </style:style>
    <style:style style:name="T4" style:family="text">
      <style:text-properties officeooo:rsid="001b2363"/>
    </style:style>
    <style:style style:name="T5" style:family="text">
      <style:text-properties officeooo:rsid="001cd5bf"/>
    </style:style>
    <style:style style:name="T6" style:family="text">
      <style:text-properties officeooo:rsid="00212f4a"/>
    </style:style>
    <style:style style:name="T7" style:family="text">
      <style:text-properties officeooo:rsid="00220c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konzept</text:p>
      <text:h text:style-name="P5" text:outline-level="1">aktuelle Situation:</text:h>
      <text:p text:style-name="P1">Es besteht noch kein Onlineshop ein Firmeneigener Webserver ist in Planung. Aufträge werden über das Telefon entgegengenommen <text:span text:style-name="T4">und Daten werden von Mitarbeitern im Computer eingetragen. </text:span></text:p>
      <text:h text:style-name="P6" text:outline-level="1">Motivation:</text:h>
      <text:p text:style-name="P2"><text:span text:style-name="T2">E</text:span>in<text:span text:style-name="T2">e</text:span> Umsatzstarke Onlineplattform zu etablieren, um den Handel vom Telefon auf das Internet zu verlagern. <text:span text:style-name="T1">Dies spart kosten sowie Ressourcen und erhöht die Erreichbarkeit als auch die Präsenz des Angebotes. </text:span></text:p>
      <text:h text:style-name="P7" text:outline-level="1">Ziel:</text:h>
      <text:p text:style-name="P3">Ziel ist eine über einen gängigen Webbrowser erreichbare Client-Server basierte Webshop mit Marktüblicher Ausprägung. </text:p>
      <text:h text:style-name="P9" text:outline-level="2">Realisierung:</text:h>
      <text:p text:style-name="P10"><text:span text:style-name="T5">Der Onlineshop wird als Client-Server System realisiert. </text:span>Mit einem gängigem Webbrowser <text:span text:style-name="T5">kann der Kunde</text:span> die Webseite des Onlineshops aufrufe<text:span text:style-name="T5">n</text:span>. <text:span text:style-name="T5">Die Administration erfolgt ebenfalls über einen Browser.</text:span> Der Kunde kann den Katalog online anonym durchsuchen <text:span text:style-name="T3">und Artikel in den Warenkorb legen. Um Waren zu kaufen und den Warenkorb zu speichern muss sich der Käufer registrieren lassen. Die Kommunikation mit dem Kunden erfolgt per Email. </text:span></text:p>
      <text:h text:style-name="P8" text:outline-level="1">Beschreibung der Lösung:</text:h>
      <text:list xml:id="list8383035204234339288" text:style-name="L1">
        <text:list-item>
          <text:p text:style-name="P11">Ein Kunde öffnet die Startseite des Onlineshops <text:span text:style-name="T7">was auch</text:span> anonym <text:span text:style-name="T7">möglich ist. Der Kunde sieht</text:span> sich diverse Artikel an und legt Artikel in den Warenkorb. Solange der Browser geöffnet ist bleibt der Warenkorb erhalten. <text:span text:style-name="T6">Ein angemeldeter Kunde hat einen persönlichen Warenkorb, dessen Inhalt auch nach schließen des Browsers gespeichert bleibt. </text:span></text:p>
        </text:list-item>
        <text:list-item>
          <text:p text:style-name="P11">Ein Kunde kann sich registrieren un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5:26:42.776000000</meta:creation-date>
    <meta:generator>LibreOffice/4.3.0.4$Windows_x86 LibreOffice_project/62ad5818884a2fc2e5780dd45466868d41009ec0</meta:generator>
    <dc:date>2014-10-09T12:32:21.114000000</dc:date>
    <meta:editing-duration>PT3H14M38S</meta:editing-duration>
    <meta:editing-cycles>12</meta:editing-cycles>
    <meta:document-statistic meta:table-count="0" meta:image-count="0" meta:object-count="0" meta:page-count="1" meta:paragraph-count="12" meta:word-count="199" meta:character-count="1408" meta:non-whitespace-character-count="1217"/>
  </office:meta>
</office:document-meta>
</file>